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99ff33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99ff33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7"/>
        <table:table-column table:style-name="co1" table:number-columns-repeated="8" table:default-cell-style-name="ce9"/>
        <table:table-row table:style-name="ro1" table:number-rows-repeated="3">
          <table:table-cell table:number-columns-repeated="4"/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1">
          <table:table-cell table:number-columns-repeated="4"/>
          <table:table-cell table:style-name="ce1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Default"/>
          <table:table-cell table:style-name="ce8" table:number-columns-repeated="8"/>
        </table:table-row>
        <table:table-row table:style-name="ro1">
          <table:table-cell table:number-columns-repeated="4"/>
          <table:table-cell table:style-name="ce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"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"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1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1" office:value-type="float" office:value="14">
            <text:p>1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1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style-name="ce1"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style-name="ce1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1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string">
            <text:p>x</text:p>
          </table:table-cell>
          <table:table-cell table:style-name="ce5" office:value-type="string">
            <text:p>x</text:p>
          </table:table-cell>
          <table:table-cell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1" office:value-type="float" office:value="23">
            <text:p>2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1" office:value-type="float" office:value="24">
            <text:p>2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string">
            <text:p>x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office:value-type="string">
            <text:p>x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5" office:value-type="string">
            <text:p>x</text:p>
          </table:table-cell>
          <table:table-cell table:number-columns-repeated="9"/>
        </table:table-row>
        <table:table-row table:style-name="ro1" table:number-rows-repeated="13">
          <table:table-cell table:number-columns-repeated="4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5/18/2019</text:date>, <text:time>03:0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1:16:42.91</meta:creation-date>
    <dc:date>2019-05-18T03:07:14.46</dc:date>
    <meta:editing-duration>PT2H49M44S</meta:editing-duration>
    <meta:editing-cycles>10</meta:editing-cycles>
    <meta:generator>OpenOffice/4.1.3$Win32 OpenOffice.org_project/413m1$Build-9783</meta:generator>
    <dc:creator>Warren Goodson</dc:creator>
    <meta:document-statistic meta:table-count="3" meta:cell-count="134" meta:object-count="0"/>
  </office:meta>
</office:document-meta>
</file>